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oun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169">
            <text:p>16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176">
            <text:p>17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06">
            <text:p>2106</text:p>
          </table:table-cell>
          <table:table-cell table:style-name="ce22" office:value-type="float" office:value="304">
            <text:p>30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8952">
            <text:p>18952</text:p>
          </table:table-cell>
          <table:table-cell table:style-name="ce22" office:value-type="float" office:value="3332">
            <text:p>333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97">
            <text:p>1997</text:p>
          </table:table-cell>
          <table:table-cell table:style-name="ce22" office:value-type="float" office:value="442">
            <text:p>44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3959">
            <text:p>13959</text:p>
          </table:table-cell>
          <table:table-cell table:style-name="ce22" office:value-type="float" office:value="2855">
            <text:p>285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05">
            <text:p>505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11">
            <text:p>1311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362">
            <text:p>2362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13">
            <text:p>101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01">
            <text:p>2001</text:p>
          </table:table-cell>
          <table:table-cell table:style-name="ce22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588">
            <text:p>17588</text:p>
          </table:table-cell>
          <table:table-cell table:style-name="ce22" office:value-type="float" office:value="1721">
            <text:p>172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30">
            <text:p>23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6390">
            <text:p>66390</text:p>
          </table:table-cell>
          <table:table-cell table:style-name="ce22" office:value-type="float" office:value="10420">
            <text:p>104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921">
            <text:p>192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83">
            <text:p>108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813">
            <text:p>1813</text:p>
          </table:table-cell>
          <table:table-cell table:style-name="ce22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646">
            <text:p>18646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455">
            <text:p>15455</text:p>
          </table:table-cell>
          <table:table-cell table:style-name="ce22" office:value-type="float" office:value="173">
            <text:p>17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971">
            <text:p>3971</text:p>
          </table:table-cell>
          <table:table-cell table:style-name="ce22" office:value-type="float" office:value="1360">
            <text:p>136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57">
            <text:p>245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089">
            <text:p>3089</text:p>
          </table:table-cell>
          <table:table-cell table:style-name="ce22" office:value-type="float" office:value="487">
            <text:p>48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335">
            <text:p>45335</text:p>
          </table:table-cell>
          <table:table-cell table:style-name="ce22" office:value-type="float" office:value="2778">
            <text:p>277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1082">
            <text:p>91082</text:p>
          </table:table-cell>
          <table:table-cell table:style-name="ce22" office:value-type="float" office:value="9226">
            <text:p>922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7472">
            <text:p>157472</text:p>
          </table:table-cell>
          <table:table-cell table:style-name="ce22" office:value-type="float" office:value="19646">
            <text:p>1964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